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start="Arrow" draw:marker-end="Arrow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64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401cm"/>
    </style:style>
    <style:style style:name="gr7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dash" draw:stroke-dash="Fine_20_Dashed" draw:marker-start="Arrow" draw:marker-end="Arrow" draw:textarea-horizontal-align="center" draw:textarea-vertical-align="middle" draw:shadow-offset-x="0.305cm" draw:shadow-offset-y="0.305cm"/>
    </style:style>
    <style:style style:name="gr9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433cm"/>
    </style:style>
    <style:style style:name="gr11" style:family="graphic" style:parent-style-name="standard">
      <style:graphic-properties draw:stroke="dash" draw:stroke-dash="Fine_20_Dashed" draw:marker-start="Arrow"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9.05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0cm"/>
    </style:style>
    <style:style style:name="gr14" style:family="graphic" style:parent-style-name="standard">
      <style:graphic-properties draw:textarea-horizontal-align="center" draw:textarea-vertical-align="middle"/>
    </style:style>
    <style:style style:name="gr15" style:family="graphic" style:parent-style-name="standard">
      <style:graphic-properties draw:textarea-horizontal-align="center" draw:textarea-vertical-align="middle"/>
    </style:style>
    <style:style style:name="gr16" style:family="graphic" style:parent-style-name="objectwithoutfill">
      <style:graphic-properties draw:stroke="solid" draw:stroke-dash="Ultrafine_20_Dashed" draw:marker-start="Arrow" draw:marker-end="Arrow" draw:marker-end-width="0.3cm" draw:fill="none" draw:textarea-horizontal-align="center" draw:textarea-vertical-align="middle"/>
    </style:style>
    <style:style style:name="gr17" style:family="graphic" style:parent-style-name="objectwithoutfill">
      <style:graphic-properties draw:stroke="dash" draw:stroke-dash="Ultrafine_20_Dashed" draw:marker-end="Arrow" draw:marker-end-width="0.3cm" draw:fill="none" draw:textarea-horizontal-align="center" draw:textarea-vertical-align="middle"/>
    </style:style>
    <style:style style:name="gr1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93cm" fo:min-width="6.627cm"/>
    </style:style>
    <style:style style:name="P1" style:family="paragraph">
      <style:paragraph-properties fo:text-align="center"/>
    </style:style>
    <style:style style:name="P2" style:family="paragraph">
      <style:text-properties fo:font-size="20pt" fo:font-weight="bold" style:font-size-asian="18pt" style:font-size-complex="18pt"/>
    </style:style>
    <style:style style:name="P3" style:family="paragraph">
      <style:text-properties fo:font-size="18pt" fo:font-weight="bold" style:font-size-asian="18pt" style:font-size-complex="18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size="18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text-properties fo:font-size="18pt" fo:font-style="italic" style:font-size-asian="18pt" style:font-size-complex="18pt"/>
    </style:style>
    <style:style style:name="T1" style:family="text">
      <style:text-properties fo:font-size="20pt" fo:font-weight="bold" style:font-size-asian="18pt" style:font-size-complex="18pt"/>
    </style:style>
    <style:style style:name="T2" style:family="text">
      <style:text-properties fo:font-size="18pt" fo:font-weight="bold" style:font-size-asian="18pt" style:font-size-complex="18pt"/>
    </style:style>
    <style:style style:name="T3" style:family="text">
      <style:text-properties fo:font-size="1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8pt" fo:font-style="italic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4.445cm" svg:x="2.27cm" svg:y="6.08cm">
          <text:p text:style-name="P1">TURN Server (RFC 5766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2.54cm" svg:x="3.54cm" svg:y="18.145cm">
          <text:p text:style-name="P1">TURN Clien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2.54cm" svg:x="14.97cm" svg:y="6.715cm">
          <text:p text:style-name="P1">TURN UDP Peer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08cm" svg:y1="18.145cm" svg:x2="6.08cm" svg:y2="10.525cm">
          <text:p/>
        </draw:line>
        <draw:frame draw:style-name="gr3" draw:layer="layout" svg:width="8.054cm" svg:height="0.962cm" svg:x="2.905cm" svg:y="13.065cm">
          <draw:text-box>
            <text:p>UDP/TCP/DTLS/TLS: IPv4</text:p>
          </draw:text-box>
        </draw:frame>
        <draw:line draw:style-name="gr4" draw:text-style-name="P1" draw:layer="layout" svg:x1="9.89cm" svg:y1="7.985cm" svg:x2="14.97cm" svg:y2="7.985cm">
          <text:p/>
        </draw:line>
        <draw:frame draw:style-name="gr3" draw:layer="layout" svg:width="3.465cm" svg:height="0.962cm" svg:x="10.87cm" svg:y="6.715cm">
          <draw:text-box>
            <text:p>UDP: IPv4</text:p>
          </draw:text-box>
        </draw:frame>
        <draw:frame draw:style-name="gr3" draw:layer="layout" svg:width="3.622cm" svg:height="1.673cm" svg:x="9.89cm" svg:y="8.217cm">
          <draw:text-box>
            <text:p>UDP Relay</text:p>
            <text:p>Endpoint</text:p>
          </draw:text-box>
        </draw:frame>
        <draw:frame draw:style-name="gr3" draw:text-style-name="P2" draw:layer="layout" svg:width="14.455cm" svg:height="1.825cm" svg:x="5.743cm" svg:y="1.635cm">
          <draw:text-box>
            <text:p><text:span text:style-name="T1">TURN Server Networking options</text:span></text:p>
            <text:p><text:span text:style-name="T1">Use cases supported by the TURN Server</text:span></text:p>
          </draw:text-box>
        </draw:frame>
        <draw:frame draw:style-name="gr3" draw:text-style-name="P3" draw:layer="layout" svg:width="9.24cm" svg:height="0.962cm" svg:x="2.27cm" svg:y="4.175cm">
          <draw:text-box>
            <text:p><text:span text:style-name="T2">1. RFC 5766 classic use case</text:span></text:p>
          </draw:text-box>
        </draw:frame>
        <draw:frame draw:style-name="gr3" draw:layer="layout" svg:width="16.678cm" svg:height="1.673cm" svg:x="2.772cm" svg:y="22.59cm">
          <draw:text-box>
            <text:p>Note: DTLS is this picture is an “experimental” extension, </text:p>
            <text:p>not defined by any RFC</text:p>
          </draw:text-box>
        </draw:frame>
        <draw:custom-shape draw:style-name="gr1" draw:text-style-name="P1" draw:layer="layout" svg:width="11.43cm" svg:height="1.27cm" svg:x="1.635cm" svg:y="15.605cm">
          <text:p text:style-name="P1">NAT/Firewall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1" draw:layer="layout" svg:width="7.621cm" svg:height="4.445cm" svg:x="2.904cm" svg:y="8.62cm">
          <text:p text:style-name="P1">TURN Server (RFC 6062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619cm" svg:height="2.54cm" svg:x="2.905cm" svg:y="20.685cm">
          <text:p text:style-name="P1">TURN Client (RFC 6062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2.54cm" svg:x="14.97cm" svg:y="9.89cm">
          <text:p text:style-name="P1">TURN TCP Peer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715cm" svg:y1="20.685cm" svg:x2="6.715cm" svg:y2="13.065cm">
          <text:p/>
        </draw:line>
        <draw:line draw:style-name="gr4" draw:text-style-name="P1" draw:layer="layout" svg:x1="10.525cm" svg:y1="11.16cm" svg:x2="14.97cm" svg:y2="11.16cm">
          <text:p/>
        </draw:line>
        <draw:frame draw:style-name="gr3" draw:layer="layout" svg:width="3.398cm" svg:height="0.962cm" svg:x="11.16cm" svg:y="9.89cm">
          <draw:text-box>
            <text:p>TCP: IPv4</text:p>
          </draw:text-box>
        </draw:frame>
        <draw:frame draw:style-name="gr3" draw:layer="layout" svg:width="3.554cm" svg:height="1.673cm" svg:x="10.785cm" svg:y="11.795cm">
          <draw:text-box>
            <text:p>TCP Relay</text:p>
            <text:p>Endpoint</text:p>
          </draw:text-box>
        </draw:frame>
        <draw:frame draw:style-name="gr3" draw:text-style-name="P3" draw:layer="layout" svg:width="11.208cm" svg:height="0.962cm" svg:x="2.27cm" svg:y="2.905cm">
          <draw:text-box>
            <text:p><text:span text:style-name="T2">2. TCP relaying use case: RFC 6062</text:span></text:p>
          </draw:text-box>
        </draw:frame>
        <draw:frame draw:style-name="gr3" draw:layer="layout" svg:width="4.74cm" svg:height="0.962cm" svg:x="4.81cm" svg:y="15.56cm">
          <draw:text-box>
            <text:p>TCP/TLS: IPv4</text:p>
          </draw:text-box>
        </draw:frame>
        <draw:custom-shape draw:style-name="gr1" draw:text-style-name="P1" draw:layer="layout" svg:width="11.43cm" svg:height="1.27cm" svg:x="1.635cm" svg:y="18.145cm">
          <text:p text:style-name="P1">NAT/Firewall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1" draw:text-style-name="P1" draw:layer="layout" svg:width="7.621cm" svg:height="4.445cm" svg:x="2.904cm" svg:y="8.62cm">
          <text:p text:style-name="P1">TURN Serv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619cm" svg:height="2.54cm" svg:x="2.905cm" svg:y="20.685cm">
          <text:p text:style-name="P1">TURN Clien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2.54cm" svg:x="14.97cm" svg:y="9.89cm">
          <text:p text:style-name="P1">TURN Peer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715cm" svg:y1="20.685cm" svg:x2="6.715cm" svg:y2="13.065cm">
          <text:p/>
        </draw:line>
        <draw:line draw:style-name="gr4" draw:text-style-name="P1" draw:layer="layout" svg:x1="10.525cm" svg:y1="11.16cm" svg:x2="14.97cm" svg:y2="11.16cm">
          <text:p/>
        </draw:line>
        <draw:frame draw:style-name="gr5" draw:layer="layout" svg:width="3.22cm" svg:height="0.962cm" svg:x="11.16cm" svg:y="9.89cm">
          <draw:text-box>
            <text:p>IPv4/IPv6</text:p>
          </draw:text-box>
        </draw:frame>
        <draw:frame draw:style-name="gr3" draw:layer="layout" svg:width="3cm" svg:height="1.673cm" svg:x="10.785cm" svg:y="11.795cm">
          <draw:text-box>
            <text:p>Relay</text:p>
            <text:p>Endpoint</text:p>
          </draw:text-box>
        </draw:frame>
        <draw:frame draw:style-name="gr3" draw:text-style-name="P3" draw:layer="layout" svg:width="8.931cm" svg:height="0.962cm" svg:x="2.27cm" svg:y="2.905cm">
          <draw:text-box>
            <text:p><text:span text:style-name="T2">3. IPv6 extension: RFC 6156</text:span></text:p>
          </draw:text-box>
        </draw:frame>
        <draw:frame draw:style-name="gr3" draw:layer="layout" svg:width="3.22cm" svg:height="0.962cm" svg:x="4.81cm" svg:y="15.56cm">
          <draw:text-box>
            <text:p>IPv4/IPv6</text:p>
          </draw:text-box>
        </draw:frame>
        <draw:custom-shape draw:style-name="gr1" draw:text-style-name="P1" draw:layer="layout" svg:width="11.43cm" svg:height="1.27cm" svg:x="1.635cm" svg:y="18.145cm">
          <text:p text:style-name="P1">NAT/Firewall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1" draw:text-style-name="P1" draw:layer="layout" svg:width="7.621cm" svg:height="4.445cm" svg:x="6.08cm" svg:y="6.715cm">
          <text:p text:style-name="P1">TURN Serv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2.54cm" svg:x="2.27cm" svg:y="20.685cm">
          <text:p text:style-name="P1">TURN Client 1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81cm" svg:y1="20.685cm" svg:x2="7.35cm" svg:y2="11.16cm">
          <text:p/>
        </draw:line>
        <draw:line draw:style-name="gr4" draw:text-style-name="P1" draw:layer="layout" svg:x1="12.43cm" svg:y1="11.16cm" svg:x2="15.605cm" svg:y2="20.685cm">
          <text:p/>
        </draw:line>
        <draw:frame draw:style-name="gr3" draw:layer="layout" svg:width="3.529cm" svg:height="1.673cm" svg:x="4.456cm" svg:y="5.042cm">
          <draw:text-box>
            <text:p>Relay</text:p>
            <text:p>Endpoint 1</text:p>
          </draw:text-box>
        </draw:frame>
        <draw:frame draw:style-name="gr3" draw:text-style-name="P3" draw:layer="layout" svg:width="9.54cm" svg:height="0.962cm" svg:x="2.27cm" svg:y="2.905cm">
          <draw:text-box>
            <text:p><text:span text:style-name="T2">4. Client-to-client connectivity</text:span></text:p>
          </draw:text-box>
        </draw:frame>
        <draw:frame draw:style-name="gr3" draw:layer="layout" svg:width="6.429cm" svg:height="1.673cm" svg:x="1.544cm" svg:y="14.335cm">
          <draw:text-box>
            <text:p>IPv4/IPv6</text:p>
            <text:p>UDP/TCP/DTLS/TLS</text:p>
          </draw:text-box>
        </draw:frame>
        <draw:custom-shape draw:style-name="gr1" draw:text-style-name="P1" draw:layer="layout" svg:width="7.62cm" svg:height="1.27cm" svg:x="11.795cm" svg:y="18.145cm">
          <text:p text:style-name="P1">NAT/Firewall 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2.54cm" svg:x="13.065cm" svg:y="20.685cm">
          <text:p text:style-name="P1">TURN Client 2</text:p>
          <draw:enhanced-geometry svg:viewBox="0 0 21600 21600" draw:type="rectangle" draw:enhanced-path="M 0 0 L 21600 0 21600 21600 0 21600 0 0 Z N"/>
        </draw:custom-shape>
        <draw:frame draw:style-name="gr6" draw:layer="layout" svg:width="6.441cm" svg:height="1.673cm" svg:x="14.149cm" svg:y="14.335cm">
          <draw:text-box>
            <text:p>IPv4/IPv6</text:p>
            <text:p>UDP/TCP/DTLS/TLS</text:p>
          </draw:text-box>
        </draw:frame>
        <draw:frame draw:style-name="gr3" draw:layer="layout" svg:width="12.893cm" svg:height="0.962cm" svg:x="3.54cm" svg:y="11.795cm">
          <draw:text-box>
            <text:p>Public IP and port, e.g. 66.165.176..15:3478</text:p>
          </draw:text-box>
        </draw:frame>
        <draw:custom-shape draw:style-name="gr1" draw:text-style-name="P1" draw:layer="layout" svg:width="7.62cm" svg:height="1.27cm" svg:x="1.635cm" svg:y="18.145cm">
          <text:p text:style-name="P1">NAT/Firewall 1</text:p>
          <draw:enhanced-geometry svg:viewBox="0 0 21600 21600" draw:type="rectangle" draw:enhanced-path="M 0 0 L 21600 0 21600 21600 0 21600 0 0 Z N"/>
        </draw:custom-shape>
        <draw:frame draw:style-name="gr3" draw:layer="layout" svg:width="3.529cm" svg:height="1.673cm" svg:x="12.43cm" svg:y="4.81cm">
          <draw:text-box>
            <text:p>Relay</text:p>
            <text:p>Endpoint 2</text:p>
          </draw:text-box>
        </draw:frame>
        <draw:line draw:style-name="gr7" draw:text-style-name="P1" draw:layer="layout" svg:x1="7.35cm" svg:y1="11.16cm" svg:x2="7.985cm" svg:y2="6.715cm">
          <text:p/>
        </draw:line>
        <draw:line draw:style-name="gr7" draw:text-style-name="P1" draw:layer="layout" svg:x1="12.43cm" svg:y1="11.16cm" svg:x2="11.795cm" svg:y2="6.715cm">
          <text:p/>
        </draw:line>
        <draw:polyline draw:style-name="gr8" draw:text-style-name="P1" draw:layer="layout" svg:width="3.809cm" svg:height="1.269cm" svg:x="7.985cm" svg:y="5.445cm" svg:viewBox="0 0 3810 1270" draw:points="0,1270 635,635 1905,0 3175,635 3810,1270">
          <text:p/>
        </draw:polyline>
        <draw:line draw:style-name="gr9" draw:text-style-name="P1" draw:layer="layout" svg:x1="14.97cm" svg:y1="7.35cm" svg:x2="9.89cm" svg:y2="6.715cm">
          <text:p/>
        </draw:line>
        <draw:frame draw:style-name="gr3" draw:layer="layout" svg:width="6.09cm" svg:height="2.384cm" svg:x="14.335cm" svg:y="7.35cm">
          <draw:text-box>
            <text:p>May use separate</text:p>
            <text:p>IP(s) for relaying,</text:p>
            <text:p>e.g. 137.254.16.113</text:p>
          </draw:text-box>
        </draw:frame>
      </draw:page>
      <draw:page draw:name="page5" draw:style-name="dp1" draw:master-page-name="Default">
        <draw:custom-shape draw:style-name="gr1" draw:text-style-name="P4" draw:layer="layout" svg:width="4.444cm" svg:height="2.54cm" svg:x="1.636cm" svg:y="14.335cm">
          <text:p text:style-name="P1"><text:span text:style-name="T3">TURN Client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2.54cm" svg:height="2.54cm" svg:x="17.51cm" svg:y="13.7cm">
          <text:p text:style-name="P1"><text:span text:style-name="T3">Peer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08cm" svg:y1="15.605cm" svg:x2="9.255cm" svg:y2="15.605cm">
          <text:p/>
        </draw:line>
        <draw:line draw:style-name="gr4" draw:text-style-name="P1" draw:layer="layout" svg:x1="14.335cm" svg:y1="14.97cm" svg:x2="17.51cm" svg:y2="14.97cm">
          <text:p/>
        </draw:line>
        <draw:frame draw:style-name="gr3" draw:text-style-name="P5" draw:layer="layout" svg:width="3cm" svg:height="1.673cm" svg:x="14.51cm" svg:y="12.43cm">
          <draw:text-box>
            <text:p><text:span text:style-name="T3">Relay</text:span></text:p>
            <text:p><text:span text:style-name="T3">Endpoint</text:span></text:p>
          </draw:text-box>
        </draw:frame>
        <draw:frame draw:style-name="gr3" draw:text-style-name="P3" draw:layer="layout" svg:width="12.444cm" svg:height="0.962cm" svg:x="2.27cm" svg:y="2.905cm">
          <draw:text-box>
            <text:p><text:span text:style-name="T2">5. TURN as an UDP/TCP traffic Gateway</text:span></text:p>
          </draw:text-box>
        </draw:frame>
        <draw:custom-shape draw:style-name="gr1" draw:text-style-name="P4" draw:layer="layout" svg:width="2.54cm" svg:height="15.24cm" svg:x="10.525cm" svg:y="4.175cm">
          <text:p text:style-name="P1"><text:span text:style-name="T3">NAT/Firewall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5.08cm" svg:height="4.445cm" svg:x="9.255cm" svg:y="13.065cm">
          <text:p text:style-name="P1"><text:span text:style-name="T3">TURN Server</text:span></text:p>
          <draw:enhanced-geometry svg:viewBox="0 0 21600 21600" draw:type="rectangle" draw:enhanced-path="M 0 0 L 21600 0 21600 21600 0 21600 0 0 Z N"/>
        </draw:custom-shape>
        <draw:frame draw:style-name="gr3" draw:layer="layout" svg:width="7.368cm" svg:height="1.673cm" svg:x="1.565cm" svg:y="19.647cm">
          <draw:text-box>
            <text:p>Public IP:port,</text:p>
            <text:p>e.g. 65.165.176.15:3478</text:p>
          </draw:text-box>
        </draw:frame>
        <draw:line draw:style-name="gr9" draw:text-style-name="P1" draw:layer="layout" svg:x1="6.08cm" svg:y1="19.415cm" svg:x2="8.62cm" svg:y2="16.24cm">
          <text:p/>
        </draw:line>
        <draw:frame draw:style-name="gr3" draw:layer="layout" svg:width="6.382cm" svg:height="0.962cm" svg:x="1.635cm" svg:y="7.023cm">
          <draw:text-box>
            <text:p>Public Internet/Cloud</text:p>
          </draw:text-box>
        </draw:frame>
        <draw:frame draw:style-name="gr3" draw:layer="layout" svg:width="5.54cm" svg:height="1.673cm" svg:x="14.335cm" svg:y="7.985cm">
          <draw:text-box>
            <text:p>Internal company </text:p>
            <text:p>network</text:p>
          </draw:text-box>
        </draw:frame>
        <draw:frame draw:style-name="gr10" draw:layer="layout" svg:width="8.255cm" svg:height="1.673cm" svg:x="12.43cm" svg:y="20.05cm">
          <draw:text-box>
            <text:p>Private relay IP:port, </text:p>
            <text:p>e.g. 172.17.17.107:3478</text:p>
          </draw:text-box>
        </draw:frame>
        <draw:line draw:style-name="gr9" draw:text-style-name="P1" draw:layer="layout" svg:x1="17.51cm" svg:y1="20.05cm" svg:x2="14.97cm" svg:y2="15.605cm">
          <text:p/>
        </draw:line>
      </draw:page>
      <draw:page draw:name="page6" draw:style-name="dp1" draw:master-page-name="Default">
        <draw:custom-shape draw:style-name="gr1" draw:text-style-name="P4" draw:layer="layout" svg:width="4.444cm" svg:height="2.54cm" svg:x="1.636cm" svg:y="14.335cm">
          <text:p text:style-name="P1"><text:span text:style-name="T3">TURN Client 2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08cm" svg:y1="15.605cm" svg:x2="10.525cm" svg:y2="14.335cm">
          <text:p/>
        </draw:line>
        <draw:frame draw:style-name="gr3" draw:text-style-name="P3" draw:layer="layout" svg:width="8.816cm" svg:height="0.962cm" svg:x="2.674cm" svg:y="2.578cm">
          <draw:text-box>
            <text:p><text:span text:style-name="T2">6. TURN Server behind NAT</text:span></text:p>
          </draw:text-box>
        </draw:frame>
        <draw:custom-shape draw:style-name="gr1" draw:text-style-name="P4" draw:layer="layout" svg:width="2.54cm" svg:height="15.875cm" svg:x="10.525cm" svg:y="5.445cm">
          <text:p text:style-name="P1"><text:span text:style-name="T3">NAT/Firewall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5.08cm" svg:height="4.445cm" svg:x="14.97cm" svg:y="12.43cm">
          <text:p text:style-name="P1"><text:span text:style-name="T3">TURN Server</text:span></text:p>
          <draw:enhanced-geometry svg:viewBox="0 0 21600 21600" draw:type="rectangle" draw:enhanced-path="M 0 0 L 21600 0 21600 21600 0 21600 0 0 Z N"/>
        </draw:custom-shape>
        <draw:frame draw:style-name="gr3" draw:layer="layout" svg:width="7.017cm" svg:height="1.673cm" svg:x="1.565cm" svg:y="19.647cm">
          <draw:text-box>
            <text:p>Public IP:port,</text:p>
            <text:p>e.g. 65.165.176.15:443</text:p>
          </draw:text-box>
        </draw:frame>
        <draw:line draw:style-name="gr9" draw:text-style-name="P1" draw:layer="layout" svg:x1="6.08cm" svg:y1="19.415cm" svg:x2="9.89cm" svg:y2="14.97cm">
          <text:p/>
        </draw:line>
        <draw:frame draw:style-name="gr3" draw:layer="layout" svg:width="6.382cm" svg:height="0.962cm" svg:x="1.603cm" svg:y="5.445cm">
          <draw:text-box>
            <text:p>Public Internet/Cloud</text:p>
          </draw:text-box>
        </draw:frame>
        <draw:custom-shape draw:style-name="gr1" draw:text-style-name="P4" draw:layer="layout" svg:width="4.444cm" svg:height="2.54cm" svg:x="1.636cm" svg:y="7.985cm">
          <text:p text:style-name="P1"><text:span text:style-name="T3">TURN Client 1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08cm" svg:y1="9.255cm" svg:x2="10.525cm" svg:y2="14.335cm">
          <text:p/>
        </draw:line>
        <draw:line draw:style-name="gr11" draw:text-style-name="P1" draw:layer="layout" svg:x1="10.525cm" svg:y1="14.335cm" svg:x2="14.97cm" svg:y2="14.335cm">
          <text:p/>
        </draw:line>
        <draw:frame draw:style-name="gr3" draw:layer="layout" svg:width="6.132cm" svg:height="1.673cm" svg:x="14.335cm" svg:y="9.255cm">
          <draw:text-box>
            <text:p>Private IP:port, e.g.</text:p>
            <text:p>172.17.17.107:3478</text:p>
          </draw:text-box>
        </draw:frame>
        <draw:line draw:style-name="gr9" draw:text-style-name="P1" draw:layer="layout" svg:x1="16.24cm" svg:y1="10.525cm" svg:x2="14.97cm" svg:y2="14.335cm">
          <text:p/>
        </draw:line>
        <draw:frame draw:style-name="gr12" draw:layer="layout" svg:width="19.552cm" svg:height="2.384cm" svg:x="1.635cm" svg:y="23.225cm">
          <draw:text-box>
            <text:p>Note: -X TURN Server option can be used to set the public </text:p>
            <text:p>TURN IP. In this case, a single private IP must be used as </text:p>
            <text:p>the relay IP.</text:p>
          </draw:text-box>
        </draw:frame>
      </draw:page>
      <draw:page draw:name="page7" draw:style-name="dp1" draw:master-page-name="Default">
        <draw:custom-shape draw:style-name="gr1" draw:text-style-name="P4" draw:layer="layout" svg:width="4.444cm" svg:height="2.54cm" svg:x="1.636cm" svg:y="14.335cm">
          <text:p text:style-name="P1"><text:span text:style-name="T3">TURN Client 2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08cm" svg:y1="15.605cm" svg:x2="10.525cm" svg:y2="14.335cm">
          <text:p/>
        </draw:line>
        <draw:frame draw:style-name="gr3" draw:text-style-name="P3" draw:layer="layout" svg:width="14.9cm" svg:height="0.962cm" svg:x="2.674cm" svg:y="2.578cm">
          <draw:text-box>
            <text:p><text:span text:style-name="T2">7. TURN Server behind NAT with load balancing</text:span></text:p>
          </draw:text-box>
        </draw:frame>
        <draw:custom-shape draw:style-name="gr1" draw:text-style-name="P4" draw:layer="layout" svg:width="2.54cm" svg:height="15.875cm" svg:x="10.525cm" svg:y="5.445cm">
          <text:p text:style-name="P1"><text:span text:style-name="T3">NAT/Firewall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5.08cm" svg:height="4.445cm" svg:x="14.97cm" svg:y="7.985cm">
          <text:p text:style-name="P1"><text:span text:style-name="T3">TURN Server 1</text:span></text:p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5.125cm" svg:height="1.199cm" svg:x="1.887cm" svg:y="17.107cm">
          <draw:text-box>
            <text:p><text:span text:style-name="T4">Public Listener IP:port,</text:span></text:p>
            <text:p><text:span text:style-name="T4">e.g. 65.165.176.15:3478</text:span></text:p>
          </draw:text-box>
        </draw:frame>
        <draw:line draw:style-name="gr9" draw:text-style-name="P1" draw:layer="layout" svg:x1="6.715cm" svg:y1="17.51cm" svg:x2="9.89cm" svg:y2="14.97cm">
          <text:p/>
        </draw:line>
        <draw:frame draw:style-name="gr3" draw:text-style-name="P5" draw:layer="layout" svg:width="6.382cm" svg:height="0.962cm" svg:x="1.603cm" svg:y="5.445cm">
          <draw:text-box>
            <text:p><text:span text:style-name="T3">Public Internet/Cloud</text:span></text:p>
          </draw:text-box>
        </draw:frame>
        <draw:custom-shape draw:style-name="gr1" draw:text-style-name="P4" draw:layer="layout" svg:width="4.444cm" svg:height="2.54cm" svg:x="1.635cm" svg:y="9.89cm">
          <text:p text:style-name="P1"><text:span text:style-name="T3">TURN Client 1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08cm" svg:y1="11.16cm" svg:x2="10.525cm" svg:y2="14.335cm">
          <text:p/>
        </draw:line>
        <draw:line draw:style-name="gr11" draw:text-style-name="P1" draw:layer="layout" svg:x1="10.525cm" svg:y1="14.335cm" svg:x2="14.97cm" svg:y2="11.16cm">
          <text:p/>
        </draw:line>
        <draw:line draw:style-name="gr9" draw:text-style-name="P1" draw:layer="layout" svg:x1="17.51cm" svg:y1="13.065cm" svg:x2="14.97cm" svg:y2="11.16cm">
          <text:p/>
        </draw:line>
        <draw:frame draw:style-name="gr12" draw:text-style-name="P5" draw:layer="layout" svg:width="19.552cm" svg:height="2.384cm" svg:x="1.635cm" svg:y="23.225cm">
          <draw:text-box>
            <text:p><text:span text:style-name="T3">Note: -X TURN Server option can be used to set the public IP.</text:span></text:p>
            <text:p><text:span text:style-name="T3">In this case, a single private IP must be used as a relay IP </text:span></text:p>
            <text:p><text:span text:style-name="T3">on each TURN server.</text:span></text:p>
          </draw:text-box>
        </draw:frame>
        <draw:frame draw:style-name="gr3" draw:text-style-name="P6" draw:layer="layout" svg:width="4.278cm" svg:height="1.673cm" svg:x="16.24cm" svg:y="13.065cm">
          <draw:text-box>
            <text:p><text:span text:style-name="T4">Private listener IPs, </text:span></text:p>
            <text:p><text:span text:style-name="T4">e.g. 172.17.17.101 </text:span></text:p>
            <text:p><text:span text:style-name="T4">And 172.17.17.102</text:span></text:p>
          </draw:text-box>
        </draw:frame>
        <draw:custom-shape draw:style-name="gr1" draw:text-style-name="P4" draw:layer="layout" svg:width="5.08cm" svg:height="4.445cm" svg:x="14.97cm" svg:y="16.24cm">
          <text:p text:style-name="P1"><text:span text:style-name="T3">TURN Server 2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0.525cm" svg:y1="14.335cm" svg:x2="14.97cm" svg:y2="17.51cm">
          <text:p/>
        </draw:line>
        <draw:line draw:style-name="gr9" draw:text-style-name="P1" draw:layer="layout" svg:x1="17.51cm" svg:y1="13.066cm" svg:x2="14.97cm" svg:y2="17.51cm">
          <text:p/>
        </draw:line>
        <draw:frame draw:style-name="gr3" draw:text-style-name="P6" draw:layer="layout" svg:width="4.058cm" svg:height="1.199cm" svg:x="14.97cm" svg:y="21.804cm">
          <draw:text-box>
            <text:p><text:span text:style-name="T4">Private relay IP,</text:span></text:p>
            <text:p><text:span text:style-name="T4">e.g. 172.17.17.104</text:span></text:p>
          </draw:text-box>
        </draw:frame>
        <draw:line draw:style-name="gr9" draw:text-style-name="P1" draw:layer="layout" svg:x1="16.24cm" svg:y1="21.955cm" svg:x2="14.97cm" svg:y2="19.415cm">
          <text:p/>
        </draw:line>
        <draw:line draw:style-name="gr11" draw:text-style-name="P1" draw:layer="layout" svg:x1="10.525cm" svg:y1="19.415cm" svg:x2="14.97cm" svg:y2="19.416cm">
          <text:p/>
        </draw:line>
        <draw:frame draw:style-name="gr3" draw:text-style-name="P6" draw:layer="layout" svg:width="4.058cm" svg:height="1.199cm" svg:x="6.071cm" svg:y="20.05cm">
          <draw:text-box>
            <text:p><text:span text:style-name="T4">Public relay IP,</text:span></text:p>
            <text:p><text:span text:style-name="T4">e.g. 65.165.176.17</text:span></text:p>
          </draw:text-box>
        </draw:frame>
        <draw:line draw:style-name="gr9" draw:text-style-name="P1" draw:layer="layout" svg:x1="7.985cm" svg:y1="20.05cm" svg:x2="10.525cm" svg:y2="19.415cm">
          <text:p/>
        </draw:line>
        <draw:line draw:style-name="gr11" draw:text-style-name="P1" draw:layer="layout" svg:x1="10.525cm" svg:y1="9.255cm" svg:x2="14.97cm" svg:y2="9.256cm">
          <text:p/>
        </draw:line>
        <draw:frame draw:style-name="gr13" draw:text-style-name="P6" draw:layer="layout" svg:width="4.058cm" svg:height="1.27cm" svg:x="15.357cm" svg:y="6.08cm">
          <draw:text-box>
            <text:p><text:span text:style-name="T4">Private relay IP,</text:span></text:p>
            <text:p><text:span text:style-name="T4">e.g. 172.17.17.103</text:span></text:p>
          </draw:text-box>
        </draw:frame>
        <draw:line draw:style-name="gr9" draw:text-style-name="P1" draw:layer="layout" svg:x1="16.875cm" svg:y1="7.35cm" svg:x2="14.97cm" svg:y2="9.255cm">
          <text:p/>
        </draw:line>
        <draw:frame draw:style-name="gr13" draw:text-style-name="P6" draw:layer="layout" svg:width="4.058cm" svg:height="1.27cm" svg:x="2.657cm" svg:y="7.35cm">
          <draw:text-box>
            <text:p><text:span text:style-name="T4">Public relay IP,</text:span></text:p>
            <text:p><text:span text:style-name="T4">e.g. 65.165.176.16</text:span></text:p>
          </draw:text-box>
        </draw:frame>
        <draw:line draw:style-name="gr9" draw:text-style-name="P1" draw:layer="layout" svg:x1="6.715cm" svg:y1="7.985cm" svg:x2="10.525cm" svg:y2="9.255cm">
          <text:p/>
        </draw:line>
      </draw:page>
      <draw:page draw:name="page8" draw:style-name="dp1" draw:master-page-name="Default">
        <draw:frame draw:style-name="gr3" draw:layer="layout" svg:width="14.049cm" svg:height="0.962cm" svg:x="3.439cm" svg:y="2.248cm">
          <draw:text-box>
            <text:p>8. “Enterprise” TURN Server with load balancing</text:p>
          </draw:text-box>
        </draw:frame>
        <draw:rect draw:style-name="gr14" draw:text-style-name="P1" draw:layer="layout" svg:width="18.415cm" svg:height="1.905cm" svg:x="1.635cm" svg:y="7.35cm">
          <text:p/>
        </draw:rect>
        <draw:frame draw:style-name="gr3" draw:layer="layout" svg:width="4.083cm" svg:height="0.962cm" svg:x="1.997cm" svg:y="7.658cm">
          <draw:text-box>
            <text:p>NAT/Firewall</text:p>
          </draw:text-box>
        </draw:frame>
        <draw:ellipse draw:style-name="gr14" draw:text-style-name="P1" draw:layer="layout" svg:width="6.985cm" svg:height="2.54cm" svg:x="4.81cm" svg:y="4.175cm">
          <text:p/>
        </draw:ellipse>
        <draw:frame draw:style-name="gr13" draw:layer="layout" svg:width="2.153cm" svg:height="1.27cm" svg:x="7.102cm" svg:y="4.81cm">
          <draw:text-box>
            <text:p>Cloud</text:p>
          </draw:text-box>
        </draw:frame>
        <draw:rect draw:style-name="gr14" draw:text-style-name="P1" draw:layer="layout" svg:width="3.81cm" svg:height="3.175cm" svg:x="6.715cm" svg:y="7.35cm">
          <text:p/>
        </draw:rect>
        <draw:frame draw:style-name="gr3" draw:layer="layout" svg:width="2.369cm" svg:height="2.384cm" svg:x="7.35cm" svg:y="7.506cm">
          <draw:text-box>
            <text:p>TURN</text:p>
            <text:p>Server</text:p>
            <text:p>1</text:p>
          </draw:text-box>
        </draw:frame>
        <draw:rect draw:style-name="gr14" draw:text-style-name="P1" draw:layer="layout" svg:width="3.81cm" svg:height="3.175cm" svg:x="11.16cm" svg:y="7.35cm">
          <text:p/>
        </draw:rect>
        <draw:frame draw:style-name="gr3" draw:layer="layout" svg:width="2.369cm" svg:height="2.384cm" svg:x="11.795cm" svg:y="7.506cm">
          <draw:text-box>
            <text:p>TURN</text:p>
            <text:p>Server</text:p>
            <text:p>2</text:p>
          </draw:text-box>
        </draw:frame>
        <draw:rect draw:style-name="gr14" draw:text-style-name="P1" draw:layer="layout" svg:width="3.81cm" svg:height="3.175cm" svg:x="15.605cm" svg:y="7.35cm">
          <text:p/>
        </draw:rect>
        <draw:frame draw:style-name="gr3" draw:layer="layout" svg:width="2.369cm" svg:height="2.384cm" svg:x="16.24cm" svg:y="7.506cm">
          <draw:text-box>
            <text:p>TURN</text:p>
            <text:p>Server</text:p>
            <text:p>3</text:p>
          </draw:text-box>
        </draw:frame>
        <draw:rect draw:style-name="gr15" draw:text-style-name="P1" draw:layer="layout" svg:width="5.08cm" svg:height="3.175cm" svg:x="2.27cm" svg:y="11.795cm">
          <text:p text:style-name="P1">Round-Robin </text:p>
          <text:p text:style-name="P1">DNS</text:p>
          <text:p text:style-name="P1">Server</text:p>
        </draw:rect>
        <draw:line draw:style-name="gr16" draw:text-style-name="P1" draw:layer="layout" svg:x1="7.35cm" svg:y1="14.97cm" svg:x2="10.525cm" svg:y2="15.605cm">
          <text:p/>
        </draw:line>
        <draw:frame draw:style-name="gr3" draw:layer="layout" svg:width="7.119cm" svg:height="0.962cm" svg:x="13.065cm" svg:y="3.848cm">
          <draw:text-box>
            <text:p>“Public” relay endpoints</text:p>
          </draw:text-box>
        </draw:frame>
        <draw:line draw:style-name="gr17" draw:text-style-name="P1" draw:layer="layout" svg:x1="14.335cm" svg:y1="4.81cm" svg:x2="9.255cm" svg:y2="7.35cm">
          <text:p/>
        </draw:line>
        <draw:line draw:style-name="gr17" draw:text-style-name="P1" draw:layer="layout" svg:x1="14.335cm" svg:y1="4.81cm" svg:x2="13.7cm" svg:y2="7.35cm">
          <text:p/>
        </draw:line>
        <draw:line draw:style-name="gr17" draw:text-style-name="P1" draw:layer="layout" svg:x1="14.335cm" svg:y1="4.81cm" svg:x2="17.51cm" svg:y2="7.35cm">
          <text:p/>
        </draw:line>
        <draw:rect draw:style-name="gr14" draw:text-style-name="P1" draw:layer="layout" svg:width="8.89cm" svg:height="3.175cm" svg:x="10.525cm" svg:y="15.605cm">
          <text:p/>
        </draw:rect>
        <draw:frame draw:style-name="gr3" draw:layer="layout" svg:width="7.174cm" svg:height="1.673cm" svg:x="11.795cm" svg:y="16.867cm">
          <draw:text-box>
            <text:p>TURN Client</text:p>
            <text:p>(e.g. WebRTC browser)</text:p>
          </draw:text-box>
        </draw:frame>
        <draw:line draw:style-name="gr16" draw:text-style-name="P1" draw:layer="layout" svg:x1="14.335cm" svg:y1="15.605cm" svg:x2="16.239cm" svg:y2="10.425cm">
          <text:p/>
        </draw:line>
        <draw:frame draw:style-name="gr3" draw:layer="layout" svg:width="1.84cm" svg:height="0.962cm" svg:x="7.415cm" svg:y="15.605cm">
          <draw:text-box>
            <text:p>DNS</text:p>
          </draw:text-box>
        </draw:frame>
        <draw:frame draw:style-name="gr3" draw:layer="layout" svg:width="4.168cm" svg:height="0.962cm" svg:x="15.605cm" svg:y="13.065cm">
          <draw:text-box>
            <text:p>STUN/TURN</text:p>
          </draw:text-box>
        </draw:frame>
        <draw:frame draw:style-name="gr3" draw:layer="layout" svg:width="2.826cm" svg:height="1.673cm" svg:x="1.635cm" svg:y="9.89cm">
          <draw:text-box>
            <text:p>Private</text:p>
            <text:p>Network</text:p>
          </draw:text-box>
        </draw:frame>
        <draw:frame draw:style-name="gr3" draw:layer="layout" svg:width="2.826cm" svg:height="1.673cm" svg:x="1.635cm" svg:y="4.81cm">
          <draw:text-box>
            <text:p>Public</text:p>
            <text:p>Network</text:p>
          </draw:text-box>
        </draw:frame>
        <draw:frame draw:style-name="gr3" draw:layer="layout" svg:width="17.74cm" svg:height="3.806cm" svg:x="2.27cm" svg:y="21.927cm">
          <draw:text-box>
            <text:p>A TURN client obtains A TURN Server IP address that will be </text:p>
            <text:p>used for all TURN sessions of this client. Different clients </text:p>
            <text:p>May use different TURN servers for load balancing. A smart</text:p>
            <text:p>DNS server is responsible for load balancing and for </text:p>
            <text:p>TURN servers status monitoring (for failover). </text:p>
          </draw:text-box>
        </draw:frame>
      </draw:page>
      <draw:page draw:name="page9" draw:style-name="dp1" draw:master-page-name="Default">
        <draw:frame draw:style-name="gr3" draw:layer="layout" svg:width="18.993cm" svg:height="0.962cm" svg:x="1.635cm" svg:y="1.635cm">
          <draw:text-box>
            <text:p>9. Load balancing based upon ALTERNATE-SERVER machanism</text:p>
          </draw:text-box>
        </draw:frame>
        <draw:rect draw:style-name="gr15" draw:text-style-name="P1" draw:layer="layout" svg:width="6.985cm" svg:height="3.81cm" svg:x="6.08cm" svg:y="4.81cm">
          <text:p text:style-name="P1">TURN Client</text:p>
        </draw:rect>
        <draw:rect draw:style-name="gr15" draw:text-style-name="P1" draw:layer="layout" svg:width="6.35cm" svg:height="4.445cm" svg:x="6.715cm" svg:y="14.335cm">
          <text:p text:style-name="P1">TURN</text:p>
          <text:p text:style-name="P1">MASTER</text:p>
          <text:p text:style-name="P1">SERVER</text:p>
        </draw:rect>
        <draw:line draw:style-name="gr18" draw:text-style-name="P1" draw:layer="layout" svg:x1="10.525cm" svg:y1="8.62cm" svg:x2="11.16cm" svg:y2="14.335cm">
          <text:p/>
        </draw:line>
        <draw:line draw:style-name="gr18" draw:text-style-name="P1" draw:layer="layout" svg:x1="7.985cm" svg:y1="14.335cm" svg:x2="7.985cm" svg:y2="8.62cm">
          <text:p/>
        </draw:line>
        <draw:frame draw:style-name="gr3" draw:layer="layout" svg:width="2.754cm" svg:height="0.962cm" svg:x="10.311cm" svg:y="12.103cm">
          <draw:text-box>
            <text:p>Allocate</text:p>
          </draw:text-box>
        </draw:frame>
        <draw:frame draw:style-name="gr19" draw:layer="layout" svg:width="5.08cm" svg:height="2.943cm" svg:x="6.715cm" svg:y="9.255cm">
          <draw:text-box>
            <text:p>Error 300</text:p>
            <text:p>With slave 1 </text:p>
            <text:p>address</text:p>
          </draw:text-box>
        </draw:frame>
        <draw:rect draw:style-name="gr15" draw:text-style-name="P1" draw:layer="layout" svg:width="5.715cm" svg:height="4.445cm" svg:x="14.335cm" svg:y="19.415cm">
          <text:p text:style-name="P1">TURN</text:p>
          <text:p text:style-name="P1">SLAVE 2</text:p>
          <text:p text:style-name="P1">SERVER</text:p>
        </draw:rect>
        <draw:rect draw:style-name="gr15" draw:text-style-name="P1" draw:layer="layout" svg:width="6.985cm" svg:height="4.445cm" svg:x="1.635cm" svg:y="20.05cm">
          <text:p text:style-name="P1">TURN</text:p>
          <text:p text:style-name="P1">SLAVE 1</text:p>
          <text:p text:style-name="P1">SERVER</text:p>
        </draw:rect>
        <draw:line draw:style-name="gr18" draw:text-style-name="P1" draw:layer="layout" svg:x1="6.08cm" svg:y1="7.985cm" svg:x2="3.54cm" svg:y2="20.05cm">
          <text:p/>
        </draw:line>
        <draw:frame draw:style-name="gr3" draw:layer="layout" svg:width="2.754cm" svg:height="0.962cm" svg:x="2.905cm" svg:y="18.78cm">
          <draw:text-box>
            <text:p>Allocate</text:p>
          </draw:text-box>
        </draw:frame>
      </draw:page>
      <draw:page draw:name="page10" draw:style-name="dp1" draw:master-page-name="Default">
        <draw:frame draw:style-name="gr3" draw:text-style-name="P7" draw:layer="layout" svg:width="17.49cm" svg:height="1.673cm" svg:x="2.905cm" svg:y="4.175cm">
          <draw:text-box>
            <text:p><text:span text:style-name="T5">For latest stable TURN Server version, see the project page </text:span></text:p>
            <text:p><text:span text:style-name="T5">http://code.google.com/p/rfc5766-turn-server/</text:span></text:p>
          </draw:text-box>
        </draw:frame>
        <draw:frame draw:style-name="gr3" draw:layer="layout" svg:width="10.162cm" svg:height="3.095cm" svg:x="3.54cm" svg:y="7.35cm">
          <draw:text-box>
            <text:p>Oleg Moskalenko, Citrix Systems, </text:p>
            <text:p>mom040267@yahoo.com</text:p>
            <text:p>Version 0.93</text:p>
            <text:p>Apr 19, 2013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leg </meta:initial-creator>
    <meta:creation-date>2013-03-16T22:08:23</meta:creation-date>
    <dc:date>2013-04-23T02:11:52</dc:date>
    <meta:editing-duration>PT3H50M39S</meta:editing-duration>
    <meta:editing-cycles>14</meta:editing-cycles>
    <meta:generator>OpenOffice.org/3.4.1$FreeBSD/amd64 OpenOffice.org_project/341m1$Build-9593</meta:generator>
    <meta:document-statistic meta:object-count="143"/>
  </office:meta>
</office:document-meta>
</file>